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a" svg:font-family="Gil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il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.511cm" fo:min-width="6.04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181cm" fo:min-width="1.297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. With a Value" table:style-name="ta1">
        <table:shapes>
          <draw:custom-shape draw:z-index="0" draw:name="Shape 1" draw:style-name="gr1" draw:text-style-name="P1" svg:width="6.415cm" svg:height="1.435cm" draw:transform="rotate (0.37227872945039) translate (9.237cm 5.028cm)">
            <text:p/>
            <draw:enhanced-geometry svg:viewBox="0 0 21600 21600" draw:text-areas="?f7 ?f0 21600 ?f2" draw:type="left-arrow" draw:modifiers="3556.40042925034 6953.2258064516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value</text:p>
          </table:table-cell>
          <table:table-cell table:style-name="ce4" office:value-type="string" calcext:value-type="string">
            <text:p>address</text:p>
          </table:table-cell>
        </table:table-row>
        <table:table-row table:style-name="ro1"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xyz123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data</text:p>
          </table:table-cell>
          <table:table-cell table:style-name="ce2" office:value-type="string" calcext:value-type="string" table:number-columns-spanned="1" table:number-rows-spanned="7">
            <text:p>xyz123</text:p>
          </table:table-cell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  <table:table-row table:style-name="ro1">
          <table:table-cell table:number-columns-repeated="3"/>
          <table:covered-table-cell/>
          <table:table-cell table:number-columns-repeated="5"/>
        </table:table-row>
      </table:table>
      <table:table table:name="Over Allocation" table:style-name="ta1"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</table:table>
      <table:table table:name="Insertion" table:style-name="ta1">
        <table:shapes>
          <draw:custom-shape draw:z-index="0" draw:name="Shape 2" draw:style-name="gr2" draw:text-style-name="P1" svg:width="1.482cm" svg:height="0.361cm" svg:x="7.047cm" svg:y="3.20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Shape 3" draw:style-name="gr2" draw:text-style-name="P1" svg:width="1.482cm" svg:height="0.361cm" svg:x="7.092cm" svg:y="3.70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Shape 4" draw:style-name="gr2" draw:text-style-name="P1" svg:width="1.482cm" svg:height="0.361cm" svg:x="7.092cm" svg:y="4.17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Shape 5" draw:style-name="gr2" draw:text-style-name="P1" svg:width="1.482cm" svg:height="0.361cm" svg:x="7.07cm" svg:y="4.60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6" office:value-type="string" calcext:value-type="string">
            <text:p>data</text:p>
          </table:table-cell>
          <table:table-cell/>
          <table:table-cell table:style-name="ce6" office:value-type="string" calcext:value-type="string">
            <text:p>Integer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a" svg:font-family="Gil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1:43:33.813548857</meta:creation-date>
    <meta:generator>LibreOffice/7.3.7.2$Linux_X86_64 LibreOffice_project/30$Build-2</meta:generator>
    <dc:date>2022-12-21T12:35:09.116418788</dc:date>
    <meta:editing-duration>PT51M43S</meta:editing-duration>
    <meta:editing-cycles>4</meta:editing-cycles>
    <meta:document-statistic meta:table-count="3" meta:cell-count="21" meta:object-count="5"/>
  </office:meta>
</office:document-meta>
</file>